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DRENTHE; <text:s/>VIJFDE GEDEELTE: INDEELING DER WERKELIJKE BEVOLKING NAAR DE KERKELIJKE GEZINDTEN</text:p>
          </table:table-cell>
          <table:table-cell table:style-name="TL Title" table:number-columns-repeated="33"/>
          <table:table-cell table:style-name="TL Title" table:number-columns-repeated="4"/>
          <table:table-cell table:style-name="ce43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4" table:number-columns-spanned="1" office:value-type="string">
            <text:p>CBS nummer</text:p>
          </table:table-cell>
          <table:table-cell ns41:value-type="string" table:number-rows-spanned="4" table:style-name="ce30" table:number-columns-spanned="1" office:value-type="string">
            <text:p>Amsterdamse code</text:p>
          </table:table-cell>
          <table:table-cell ns41:value-type="string" table:number-rows-spanned="4" table:style-name="ce24" table:number-columns-spanned="1" office:value-type="string">
            <text:p>Grootteklasse</text:p>
          </table:table-cell>
          <table:table-cell ns41:value-type="string" table:number-rows-spanned="4" table:style-name="ce30" table:number-columns-spanned="1" office:value-type="string">
            <text:p>Provincie</text:p>
          </table:table-cell>
          <table:table-cell ns41:value-type="string" table:number-rows-spanned="4" table:style-name="ce30" table:number-columns-spanned="1" office:value-type="string">
            <text:p>Telling</text:p>
          </table:table-cell>
          <table:table-cell ns41:value-type="string" table:number-rows-spanned="4" table:style-name="ce30" table:number-columns-spanned="1" office:value-type="string">
            <text:p>Tabel</text:p>
          </table:table-cell>
          <table:table-cell ns41:value-type="string" table:number-rows-spanned="4" table:style-name="ce30" table:number-columns-spanned="1" office:value-type="string">
            <text:p>Pagina links</text:p>
          </table:table-cell>
          <table:table-cell ns41:value-type="string" table:number-rows-spanned="4" table:style-name="ce42" table:number-columns-spanned="1" office:value-type="string">
            <text:p>Pagina rechts</text:p>
          </table:table-cell>
          <table:table-cell ns41:value-type="string" table:number-rows-spanned="4" table:style-name="ce44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4"/>
          <table:covered-table-cell table:style-name="ce45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4"/>
          <table:covered-table-cell table:style-name="ce45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4"/>
          <table:covered-table-cell table:style-name="ce46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TL RowHeader" office:value-type="string">
            <text:p>Anlo</text:p>
          </table:table-cell>
          <table:table-cell/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615" office:value-type="float">
            <text:p>1615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ce27" office:value="105" office:value-type="float">
            <text:p>105</text:p>
          </table:table-cell>
          <table:table-cell ns41:value-type="float" table:style-name="ce33" office:value="10787" office:value-type="float">
            <text:p>10787</text:p>
          </table:table-cell>
          <table:table-cell ns41:value-type="float" table:style-name="ce33" office:value="4" office:value-type="float">
            <text:p>4</text:p>
          </table:table-cell>
          <table:table-cell ns41:value-type="string" table:style-name="ce33" office:value-type="string">
            <text:p>DR</text:p>
          </table:table-cell>
          <table:table-cell ns41:value-type="string" table:style-name="ce27" office:value-type="string">
            <text:p>VT_1889</text:p>
          </table:table-cell>
          <table:table-cell ns41:value-type="string" table:style-name="ce33" office:value-type="string">
            <text:p>05_H5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47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3238" office:value-type="float">
            <text:p>3238</text:p>
          </table:table-cell>
          <table:table-cell ns41:value-type="float" table:style-name="TL Data" office:value="3435" office:value-type="float">
            <text:p>343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 table:number-columns-repeated="2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4648" office:value-type="float">
            <office:annotation draw:style-name="gr1" svg:height="2.017cm" draw:caption-point-y="1.761cm" svg:width="4.25cm" svg:x="54.612cm" draw:caption-point-x="-3.198cm" svg:y="3.508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4548</text:span></text:p>
            </office:annotation>
            <text:p>4648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34" office:value="10522" office:value-type="float">
            <text:p>10522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eilen</text:p>
          </table:table-cell>
          <table:table-cell/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700" office:value-type="float">
            <text:p>1700</text:p>
          </table:table-cell>
          <table:table-cell table:style-name="TL Data" table:number-columns-repeated="4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34" office:value="10520" office:value-type="float">
            <text:p>105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TL Data" office:value="2577" office:value-type="float">
            <text:p>2577</text:p>
          </table:table-cell>
          <table:table-cell ns41:value-type="float" table:style-name="TL Data" office:value="2353" office:value-type="float">
            <text:p>2353</text:p>
          </table:table-cell>
          <table:table-cell table:style-name="TL Data" table:number-columns-repeated="4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34" office:value="10448" office:value-type="float">
            <text:p>1044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Coevorde</text:p>
          </table:table-cell>
          <table:table-cell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2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ce28" office:value="109" office:value-type="float">
            <text:p>109</text:p>
          </table:table-cell>
          <table:table-cell ns41:value-type="float" table:style-name="ce34" office:value="10383" office:value-type="float">
            <text:p>1038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alen</text:p>
          </table:table-cell>
          <table:table-cell/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ce28" office:value="110" office:value-type="float">
            <text:p>110</text:p>
          </table:table-cell>
          <table:table-cell ns41:value-type="float" table:style-name="ce34" office:value="11004" office:value-type="float">
            <text:p>1100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iever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4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34" office:value="10418" office:value-type="float">
            <text:p>1041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wingelo</text:p>
          </table:table-cell>
          <table:table-cell/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34" office:value="10331" office:value-type="float">
            <text:p>1033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elde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877" office:value-type="float">
            <text:p>8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34" office:value="10622" office:value-type="float">
            <text:p>1062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4877" office:value-type="float">
            <text:p>4877</text:p>
          </table:table-cell>
          <table:table-cell ns41:value-type="float" table:style-name="TL Data" office:value="4577" office:value-type="float">
            <text:p>457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1348" office:value-type="float">
            <text:p>134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34" office:value="11180" office:value-type="float">
            <text:p>1118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eselte</text:p>
          </table:table-cell>
          <table:table-cell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904" office:value-type="float">
            <text:p>904</text:p>
          </table:table-cell>
          <table:table-cell table:style-name="TL Data" table:number-columns-repeated="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34" office:value="11099" office:value-type="float">
            <text:p>110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ieten</text:p>
          </table:table-cell>
          <table:table-cell/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020" office:value-type="float">
            <text:p>1020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34" office:value="10506" office:value-type="float">
            <text:p>1050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velte</text:p>
          </table:table-cell>
          <table:table-cell/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1402" office:value-type="float">
            <text:p>1402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34" office:value="10186" office:value-type="float">
            <text:p>1018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3409" office:value-type="float">
            <text:p>3409</text:p>
          </table:table-cell>
          <table:table-cell ns41:value-type="float" table:style-name="TL Data" office:value="3338" office:value-type="float">
            <text:p>33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934" office:value-type="float">
            <text:p>5934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34" office:value="10839" office:value-type="float">
            <text:p>1083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3081" office:value-type="float">
            <text:p>3081</text:p>
          </table:table-cell>
          <table:table-cell ns41:value-type="float" table:style-name="TL Data" office:value="3225" office:value-type="float">
            <text:p>32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4568" office:value-type="float">
            <text:p>4568</text:p>
          </table:table-cell>
          <table:table-cell ns41:value-type="float" table:style-name="ce28" office:value="119" office:value-type="float">
            <text:p>119</text:p>
          </table:table-cell>
          <table:table-cell ns41:value-type="float" table:style-name="ce34" office:value="11204" office:value-type="float">
            <text:p>1120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jeveen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34" office:value="10774" office:value-type="float">
            <text:p>1077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org</text:p>
          </table:table-cell>
          <table:table-cell/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ce28" office:value="120" office:value-type="float">
            <text:p>120</text:p>
          </table:table-cell>
          <table:table-cell ns41:value-type="float" table:style-name="ce34" office:value="10608" office:value-type="float">
            <text:p>1060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dorn</text:p>
          </table:table-cell>
          <table:table-cell/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2510" office:value-type="float">
            <text:p>2510</text:p>
          </table:table-cell>
          <table:table-cell table:style-name="TL Data" table:number-columns-repeated="4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34" office:value="11320" office:value-type="float">
            <text:p>1132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sterhessel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43" office:value-type="float">
            <text:p>543</text:p>
          </table:table-cell>
          <table:table-cell table:style-name="TL Data" table:number-columns-repeated="4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ce28" office:value="123" office:value-type="float">
            <text:p>123</text:p>
          </table:table-cell>
          <table:table-cell ns41:value-type="float" table:style-name="ce34" office:value="10490" office:value-type="float">
            <text:p>1049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Peize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14" office:value-type="float">
            <text:p>714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34" office:value="10501" office:value-type="float">
            <text:p>1050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oden</text:p>
          </table:table-cell>
          <table:table-cell/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196" office:value-type="float">
            <text:p>119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34" office:value="10699" office:value-type="float">
            <text:p>106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olde</text:p>
          </table:table-cell>
          <table:table-cell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17" office:value-type="float">
            <text:p>817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34" office:value="10470" office:value-type="float">
            <text:p>1047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uine</text:p>
          </table:table-cell>
          <table:table-cell/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1506" office:value-type="float">
            <text:p>150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34" office:value="10629" office:value-type="float">
            <text:p>1062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uinerwold</text:p>
          </table:table-cell>
          <table:table-cell/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ce28" office:value="128" office:value-type="float">
            <text:p>128</text:p>
          </table:table-cell>
          <table:table-cell ns41:value-type="float" table:style-name="ce34" office:value="10944" office:value-type="float">
            <text:p>1094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oonebeek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8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34" office:value="10064" office:value-type="float">
            <text:p>1006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leen</text:p>
          </table:table-cell>
          <table:table-cell/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1187" office:value-type="float">
            <text:p>1187</text:p>
          </table:table-cell>
          <table:table-cell table:style-name="TL Data" table:number-columns-repeated="4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34" office:value="10489" office:value-type="float">
            <text:p>1048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milde</text:p>
          </table:table-cell>
          <table:table-cell/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1702" office:value-type="float">
            <text:p>170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76" table:style-name="TL Data" table:number-columns-repeated="2" office:value-type="float">
            <text:p>76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34" office:value="11033" office:value-type="float">
            <text:p>1103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ledder</text:p>
          </table:table-cell>
          <table:table-cell/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027" office:value-type="float">
            <text:p>102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34" office:value="11120" office:value-type="float">
            <text:p>111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ries</text:p>
          </table:table-cell>
          <table:table-cell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309" office:value-type="float">
            <text:p>1309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ce28" office:value="133" office:value-type="float">
            <text:p>133</text:p>
          </table:table-cell>
          <table:table-cell ns41:value-type="float" table:style-name="ce34" office:value="10630" office:value-type="float">
            <text:p>1063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storbork</text:p>
          </table:table-cell>
          <table:table-cell/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011" office:value-type="float">
            <text:p>1011</text:p>
          </table:table-cell>
          <table:table-cell table:style-name="TL Data" table:number-columns-repeated="4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34" office:value="11095" office:value-type="float">
            <text:p>1109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e wijk</text:p>
          </table:table-cell>
          <table:table-cell/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957" office:value-type="float">
            <text:p>95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34" office:value="10753" office:value-type="float">
            <text:p>1075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uidlaraen</text:p>
          </table:table-cell>
          <table:table-cell/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989" office:value-type="float">
            <text:p>98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ce28" office:value="136" office:value-type="float">
            <text:p>136</text:p>
          </table:table-cell>
          <table:table-cell ns41:value-type="float" table:style-name="ce34" office:value="10002" office:value-type="float">
            <text:p>1000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287" office:value-type="float">
            <text:p>128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34" office:value="10262" office:value-type="float">
            <text:p>1026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1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ce28" office:value="138" office:value-type="float">
            <text:p>138</text:p>
          </table:table-cell>
          <table:table-cell ns41:value-type="float" table:style-name="ce34" office:value="10872" office:value-type="float">
            <text:p>1087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48" office:value="260070" office:value-type="float">
            <text:p>260070</text:p>
          </table:table-cell>
          <table:table-cell table:number-columns-repeated="98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52471" office:value-type="float">
            <text:p>52471</text:p>
          </table:table-cell>
          <table:table-cell ns41:value-type="float" table:style-name="TL Data" office:value="47682" office:value-type="float">
            <text:p>4768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7691" office:value-type="float">
            <text:p>7691</text:p>
          </table:table-cell>
          <table:table-cell ns41:value-type="float" table:style-name="TL Data" office:value="7625" office:value-type="float">
            <text:p>762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693" office:value-type="float">
            <text:p>4693</text:p>
          </table:table-cell>
          <table:table-cell ns41:value-type="float" table:style-name="TL Data" office:value="3315" office:value-type="float">
            <text:p>33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68650" office:value-type="float">
            <text:p>68650</text:p>
          </table:table-cell>
          <table:table-cell ns41:value-type="float" table:style-name="TL Data" office:value="62054" office:value-type="float">
            <text:p>62054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DR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5_H5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49" office:value="260070" office:value-type="float">
            <text:p>260070</text:p>
          </table:table-cell>
          <table:table-cell table:number-columns-repeated="985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DRENTHE; <text:s/>VIJFDE GEDEELTE: INDEELING DER WERKELIJKE BEVOLKING NAAR DE KERKELIJKE GEZINDTEN</text:p>
          </table:table-cell>
          <table:table-cell table:style-name="TL Title" table:number-columns-repeated="43"/>
          <table:table-cell table:style-name="ce38" table:number-columns-repeated="4"/>
          <table:table-cell table:style-name="ce4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51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4" table:number-columns-spanned="1" office:value-type="string">
            <text:p>CBS nummer</text:p>
          </table:table-cell>
          <table:table-cell ns41:value-type="string" table:number-rows-spanned="4" table:style-name="ce30" table:number-columns-spanned="1" office:value-type="string">
            <text:p>Amsterdamse code</text:p>
          </table:table-cell>
          <table:table-cell ns41:value-type="string" table:number-rows-spanned="4" table:style-name="ce24" table:number-columns-spanned="1" office:value-type="string">
            <text:p>Grootteklasse</text:p>
          </table:table-cell>
          <table:table-cell ns41:value-type="string" table:number-rows-spanned="4" table:style-name="ce30" table:number-columns-spanned="1" office:value-type="string">
            <text:p>Provincie</text:p>
          </table:table-cell>
          <table:table-cell ns41:value-type="string" table:number-rows-spanned="4" table:style-name="ce30" table:number-columns-spanned="1" office:value-type="string">
            <text:p>Telling</text:p>
          </table:table-cell>
          <table:table-cell ns41:value-type="string" table:number-rows-spanned="4" table:style-name="ce30" table:number-columns-spanned="1" office:value-type="string">
            <text:p>Tabel</text:p>
          </table:table-cell>
          <table:table-cell ns41:value-type="string" table:number-rows-spanned="4" table:style-name="ce30" table:number-columns-spanned="1" office:value-type="string">
            <text:p>Pagina links</text:p>
          </table:table-cell>
          <table:table-cell ns41:value-type="string" table:number-rows-spanned="4" table:style-name="ce42" table:number-columns-spanned="1" office:value-type="string">
            <text:p>Pagina rechts</text:p>
          </table:table-cell>
          <table:table-cell ns41:value-type="string" table:number-rows-spanned="4" table:style-name="ce44" table:number-columns-spanned="1" office:value-type="string">
            <text:p>Image nummer</text:p>
          </table:table-cell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2"/>
          <table:covered-table-cell table:style-name="ce56" table:number-columns-repeated="2"/>
          <table:covered-table-cell table:style-name="ce58"/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style-name="ce40" table:number-columns-repeated="2"/>
          <table:covered-table-cell table:style-name="ce56" table:number-columns-repeated="2"/>
          <table:covered-table-cell table:style-name="ce58"/>
          <table:table-cell table:style-name="ce10" table:number-columns-repeated="975"/>
        </table:table-row>
        <table:table-row table:style-name="ro1">
          <table:covered-table-cell table:style-name="ce5"/>
          <table:table-cell table:style-name="ce1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2"/>
          <table:covered-table-cell table:style-name="ce57" table:number-columns-repeated="2"/>
          <table:covered-table-cell table:style-name="ce59"/>
          <table:table-cell table:style-name="ce10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TL RowHeader" office:value-type="string">
            <text:p>An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ce20" office:value="2" office:value-type="float">
            <text:p>2</text:p>
          </table:table-cell>
          <table:table-cell table:style-name="ce53"/>
          <table:table-cell ns41:value-type="float" table:style-name="ce27" office:value="105" office:value-type="float">
            <text:p>105</text:p>
          </table:table-cell>
          <table:table-cell ns41:value-type="float" table:style-name="ce33" office:value="10787" office:value-type="float">
            <text:p>10787</text:p>
          </table:table-cell>
          <table:table-cell ns41:value-type="float" table:style-name="ce33" office:value="4" office:value-type="float">
            <text:p>4</text:p>
          </table:table-cell>
          <table:table-cell ns41:value-type="string" table:style-name="ce33" office:value-type="string">
            <text:p>DR</text:p>
          </table:table-cell>
          <table:table-cell ns41:value-type="string" table:style-name="ce27" office:value-type="string">
            <text:p>VT_1889</text:p>
          </table:table-cell>
          <table:table-cell ns41:value-type="string" table:style-name="ce33" office:value-type="string">
            <text:p>05_H5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141" office:value-type="float">
            <text:p>141</text:p>
          </table:table-cell>
          <table:table-cell ns41:value-type="float" table:style-name="ce47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ss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96" office:value-type="float">
            <text:p>196</text:p>
          </table:table-cell>
          <table:table-cell ns41:value-type="float" table:style-name="ce54" office:value="139" office:value-type="float">
            <text:p>139</text:p>
          </table:table-cell>
          <table:table-cell ns41:value-type="float" table:style-name="ce28" office:value="106" office:value-type="float">
            <text:p>106</text:p>
          </table:table-cell>
          <table:table-cell ns41:value-type="float" table:style-name="ce34" office:value="10522" office:value-type="float">
            <text:p>10522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eil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office:value="12" office:value-type="float">
            <text:p>12</text:p>
          </table:table-cell>
          <table:table-cell ns41:value-type="float" table:style-name="ce54" office:value="12" office:value-type="float">
            <text:p>12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34" office:value="10520" office:value-type="float">
            <text:p>105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orger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8" office:value-type="float">
            <text:p>38</text:p>
          </table:table-cell>
          <table:table-cell ns41:value-type="float" table:style-name="ce54" office:value="51" office:value-type="float">
            <text:p>51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34" office:value="10448" office:value-type="float">
            <text:p>1044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Coevor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9" office:value-type="float">
            <text:p>9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28" office:value="109" office:value-type="float">
            <text:p>109</text:p>
          </table:table-cell>
          <table:table-cell ns41:value-type="float" table:style-name="ce34" office:value="10383" office:value-type="float">
            <text:p>1038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al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office:value-type="float">
            <text:p>1</text:p>
          </table:table-cell>
          <table:table-cell table:style-name="ce54"/>
          <table:table-cell ns41:value-type="float" table:style-name="ce28" office:value="110" office:value-type="float">
            <text:p>110</text:p>
          </table:table-cell>
          <table:table-cell ns41:value-type="float" table:style-name="ce34" office:value="11004" office:value-type="float">
            <text:p>1100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iev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1" office:value-type="float">
            <text:p>11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34" office:value="10418" office:value-type="float">
            <text:p>1041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wingelo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1" office:value-type="float">
            <text:p>11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34" office:value="10331" office:value-type="float">
            <text:p>1033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Eel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34" office:value="10622" office:value-type="float">
            <text:p>1062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Emm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1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178" office:value-type="float">
            <text:p>178</text:p>
          </table:table-cell>
          <table:table-cell ns41:value-type="float" table:style-name="ce54" office:value="174" office:value-type="float">
            <text:p>174</text:p>
          </table:table-cell>
          <table:table-cell ns41:value-type="float" table:style-name="ce28" office:value="114" office:value-type="float">
            <text:p>114</text:p>
          </table:table-cell>
          <table:table-cell ns41:value-type="float" table:style-name="ce34" office:value="11180" office:value-type="float">
            <text:p>1118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asselt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43" office:value-type="float">
            <text:p>43</text:p>
          </table:table-cell>
          <table:table-cell ns41:value-type="float" table:style-name="ce54" office:value="39" office:value-type="float">
            <text:p>39</text:p>
          </table:table-cell>
          <table:table-cell ns41:value-type="float" table:style-name="ce28" office:value="115" office:value-type="float">
            <text:p>115</text:p>
          </table:table-cell>
          <table:table-cell ns41:value-type="float" table:style-name="ce34" office:value="11099" office:value-type="float">
            <text:p>110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ieten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54" office:value="1" office:value-type="float">
            <text:p>1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34" office:value="10506" office:value-type="float">
            <text:p>1050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velt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3" office:value-type="float">
            <text:p>3</text:p>
          </table:table-cell>
          <table:table-cell table:style-name="ce54"/>
          <table:table-cell ns41:value-type="float" table:style-name="ce28" office:value="117" office:value-type="float">
            <text:p>117</text:p>
          </table:table-cell>
          <table:table-cell ns41:value-type="float" table:style-name="ce34" office:value="10186" office:value-type="float">
            <text:p>1018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ogeve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13" office:value-type="float">
            <text:p>213</text:p>
          </table:table-cell>
          <table:table-cell ns41:value-type="float" table:style-name="ce54" office:value="158" office:value-type="float">
            <text:p>158</text:p>
          </table:table-cell>
          <table:table-cell ns41:value-type="float" table:style-name="ce28" office:value="118" office:value-type="float">
            <text:p>118</text:p>
          </table:table-cell>
          <table:table-cell ns41:value-type="float" table:style-name="ce34" office:value="10839" office:value-type="float">
            <text:p>1083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eppe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8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66" office:value-type="float">
            <text:p>166</text:p>
          </table:table-cell>
          <table:table-cell ns41:value-type="float" table:style-name="ce54" office:value="147" office:value-type="float">
            <text:p>147</text:p>
          </table:table-cell>
          <table:table-cell ns41:value-type="float" table:style-name="ce28" office:value="119" office:value-type="float">
            <text:p>119</text:p>
          </table:table-cell>
          <table:table-cell ns41:value-type="float" table:style-name="ce34" office:value="11204" office:value-type="float">
            <text:p>1120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jeve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3" office:value-type="float">
            <text:p>23</text:p>
          </table:table-cell>
          <table:table-cell ns41:value-type="float" table:style-name="ce54" office:value="16" office:value-type="float">
            <text:p>16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34" office:value="10774" office:value-type="float">
            <text:p>1077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org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16" office:value-type="float">
            <text:p>16</text:p>
          </table:table-cell>
          <table:table-cell ns41:value-type="float" table:style-name="ce54" office:value="14" office:value-type="float">
            <text:p>14</text:p>
          </table:table-cell>
          <table:table-cell ns41:value-type="float" table:style-name="ce28" office:value="120" office:value-type="float">
            <text:p>120</text:p>
          </table:table-cell>
          <table:table-cell ns41:value-type="float" table:style-name="ce34" office:value="10608" office:value-type="float">
            <text:p>10608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odorn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office:value="73" office:value-type="float">
            <text:p>73</text:p>
          </table:table-cell>
          <table:table-cell ns41:value-type="float" table:style-name="ce54" office:value="59" office:value-type="float">
            <text:p>59</text:p>
          </table:table-cell>
          <table:table-cell ns41:value-type="float" table:style-name="ce28" office:value="122" office:value-type="float">
            <text:p>122</text:p>
          </table:table-cell>
          <table:table-cell ns41:value-type="float" table:style-name="ce34" office:value="11320" office:value-type="float">
            <text:p>1132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Peiz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3" office:value-type="float">
            <text:p>3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28" office:value="124" office:value-type="float">
            <text:p>124</text:p>
          </table:table-cell>
          <table:table-cell ns41:value-type="float" table:style-name="ce34" office:value="10501" office:value-type="float">
            <text:p>1050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od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16" office:value-type="float">
            <text:p>16</text:p>
          </table:table-cell>
          <table:table-cell ns41:value-type="float" table:style-name="ce54" office:value="21" office:value-type="float">
            <text:p>21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34" office:value="10699" office:value-type="float">
            <text:p>1069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ol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7" office:value-type="float">
            <text:p>7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26" office:value-type="float">
            <text:p>126</text:p>
          </table:table-cell>
          <table:table-cell ns41:value-type="float" table:style-name="ce34" office:value="10470" office:value-type="float">
            <text:p>1047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uin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7" office:value-type="float">
            <text:p>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28" office:value="127" office:value-type="float">
            <text:p>127</text:p>
          </table:table-cell>
          <table:table-cell ns41:value-type="float" table:style-name="ce34" office:value="10629" office:value-type="float">
            <text:p>1062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uinerwol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3" office:value-type="float">
            <text:p>3</text:p>
          </table:table-cell>
          <table:table-cell table:style-name="ce54"/>
          <table:table-cell ns41:value-type="float" table:style-name="ce28" office:value="128" office:value-type="float">
            <text:p>128</text:p>
          </table:table-cell>
          <table:table-cell ns41:value-type="float" table:style-name="ce34" office:value="10944" office:value-type="float">
            <text:p>1094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choonebee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office:value-type="float">
            <text:p>1</text:p>
          </table:table-cell>
          <table:table-cell table:style-name="ce54"/>
          <table:table-cell ns41:value-type="float" table:style-name="ce28" office:value="129" office:value-type="float">
            <text:p>129</text:p>
          </table:table-cell>
          <table:table-cell ns41:value-type="float" table:style-name="ce34" office:value="10064" office:value-type="float">
            <text:p>1006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le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0" office:value-type="float">
            <text:p>10</text:p>
          </table:table-cell>
          <table:table-cell ns41:value-type="float" table:style-name="ce54" office:value="9" office:value-type="float">
            <text:p>9</text:p>
          </table:table-cell>
          <table:table-cell ns41:value-type="float" table:style-name="ce28" office:value="130" office:value-type="float">
            <text:p>130</text:p>
          </table:table-cell>
          <table:table-cell ns41:value-type="float" table:style-name="ce34" office:value="10489" office:value-type="float">
            <text:p>1048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mil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office:value="49" office:value-type="float">
            <text:p>49</text:p>
          </table:table-cell>
          <table:table-cell ns41:value-type="float" table:style-name="ce54" office:value="54" office:value-type="float">
            <text:p>54</text:p>
          </table:table-cell>
          <table:table-cell ns41:value-type="float" table:style-name="ce28" office:value="131" office:value-type="float">
            <text:p>131</text:p>
          </table:table-cell>
          <table:table-cell ns41:value-type="float" table:style-name="ce34" office:value="11033" office:value-type="float">
            <text:p>1103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ledd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5" office:value-type="float">
            <text:p>5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32" office:value-type="float">
            <text:p>132</text:p>
          </table:table-cell>
          <table:table-cell ns41:value-type="float" table:style-name="ce34" office:value="11120" office:value-type="float">
            <text:p>111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ries</text:p>
          </table:table-cell>
          <table:table-cell/>
          <table:table-cell table:style-name="TL Data"/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7" office:value-type="float">
            <text:p>7</text:p>
          </table:table-cell>
          <table:table-cell ns41:value-type="float" table:style-name="ce54" office:value="5" office:value-type="float">
            <text:p>5</text:p>
          </table:table-cell>
          <table:table-cell ns41:value-type="float" table:style-name="ce28" office:value="133" office:value-type="float">
            <text:p>133</text:p>
          </table:table-cell>
          <table:table-cell ns41:value-type="float" table:style-name="ce34" office:value="10630" office:value-type="float">
            <text:p>1063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sterbork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ce54" office:value="2" office:value-type="float">
            <text:p>2</text:p>
          </table:table-cell>
          <table:table-cell ns41:value-type="float" table:style-name="ce28" office:value="134" office:value-type="float">
            <text:p>134</text:p>
          </table:table-cell>
          <table:table-cell ns41:value-type="float" table:style-name="ce34" office:value="11095" office:value-type="float">
            <text:p>1109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e W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8" office:value-type="float">
            <text:p>8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28" office:value="135" office:value-type="float">
            <text:p>135</text:p>
          </table:table-cell>
          <table:table-cell ns41:value-type="float" table:style-name="ce34" office:value="10753" office:value-type="float">
            <text:p>1075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uidlaraen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29" office:value-type="float">
            <text:p>29</text:p>
          </table:table-cell>
          <table:table-cell ns41:value-type="float" table:style-name="ce54" office:value="22" office:value-type="float">
            <text:p>22</text:p>
          </table:table-cell>
          <table:table-cell ns41:value-type="float" table:style-name="ce28" office:value="136" office:value-type="float">
            <text:p>136</text:p>
          </table:table-cell>
          <table:table-cell ns41:value-type="float" table:style-name="ce34" office:value="10002" office:value-type="float">
            <text:p>1000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uidwol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28" office:value-type="float">
            <text:p>28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34" office:value="10262" office:value-type="float">
            <text:p>1026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wee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office:value-type="float">
            <text:p>2</text:p>
          </table:table-cell>
          <table:table-cell ns41:value-type="float" table:style-name="ce54" office:value="1" office:value-type="float">
            <text:p>1</text:p>
          </table:table-cell>
          <table:table-cell ns41:value-type="float" table:style-name="ce28" office:value="138" office:value-type="float">
            <text:p>138</text:p>
          </table:table-cell>
          <table:table-cell ns41:value-type="float" table:style-name="ce34" office:value="10872" office:value-type="float">
            <text:p>1087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4" office:value-type="string">
            <text:p>DR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5_H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48" office:value="260071" office:value-type="float">
            <text:p>260071</text:p>
          </table:table-cell>
          <table:table-cell table:number-columns-repeated="97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12"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21" office:value="1175" office:value-type="float">
            <text:p>1175</text:p>
          </table:table-cell>
          <table:table-cell ns41:value-type="float" table:style-name="ce55" office:value="975" office:value-type="float">
            <text:p>975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DR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5_H5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49" office:value="260071" office:value-type="float">
            <text:p>260071</text:p>
          </table:table-cell>
          <table:table-cell table:number-columns-repeated="97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50:16</dc:date>
    <meta:document-statistic meta:object-count="0" meta:cell-count="1548" meta:table-count="2"/>
    <meta:generator>ODFPY/1.3.0dev</meta:generator>
  </office:meta>
</office:document-meta>
</file>